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text-align="justify" style:justify-single-word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Horizontal_20_Line">
      <style:text-properties fo:language="tr" fo:country="TR" fo:font-weight="bold" style:font-weight-asian="bold" style:font-weight-complex="bold"/>
    </style:style>
    <style:style style:name="P4" style:family="paragraph" style:parent-style-name="Text_20_body">
      <style:text-properties fo:language="tr" fo:country="TR" fo:font-weight="bold" style:font-weight-asian="bold" style:font-weight-complex="bold"/>
    </style:style>
    <style:style style:name="P5" style:family="paragraph" style:parent-style-name="Quotations">
      <style:text-properties fo:language="tr" fo:country="TR" fo:font-weight="bold" style:font-weight-asian="bold" style:font-weight-complex="bold"/>
    </style:style>
    <style:style style:name="P6" style:family="paragraph" style:parent-style-name="Preformatted_20_Text">
      <style:paragraph-properties fo:margin-left="1cm" fo:margin-right="1cm" fo:margin-top="0cm" fo:margin-bottom="0.499cm" style:contextual-spacing="false" fo:text-indent="0cm" style:auto-text-indent="false"/>
    </style:style>
    <style:style style:name="P7" style:family="paragraph" style:parent-style-name="Heading_20_2">
      <style:text-properties fo:language="tr" fo:country="TR" fo:font-weight="bold" style:font-weight-asian="bold" style:font-weight-complex="bold"/>
    </style:style>
    <style:style style:name="P8" style:family="paragraph" style:parent-style-name="Text_20_body" style:list-style-name="L1">
      <style:text-properties fo:language="tr" fo:country="TR" fo:font-weight="bold" style:font-weight-asian="bold" style:font-weight-complex="bold"/>
    </style:style>
    <style:style style:name="P9" style:family="paragraph" style:parent-style-name="Quotations" style:list-style-name="L1">
      <style:text-properties fo:language="tr" fo:country="TR" fo:font-weight="bold" style:font-weight-asian="bold" style:font-weight-complex="bold"/>
    </style:style>
    <style:style style:name="T1" style:family="text">
      <style:text-properties fo:language="tr" fo:country="TR" fo:font-weight="bold" style:font-weight-asian="bold" style:font-weight-complex="bold"/>
    </style:style>
    <style:style style:name="T2" style:family="text">
      <style:text-properties fo:language="tr" fo:country="TR" fo:font-weight="bold" fo:background-color="#00a933" loext:char-shading-value="0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🧩 C++ </text:span><text:span text:style-name="Source_20_Text"><text:span text:style-name="T1">std::string</text:span></text:span><text:span text:style-name="T1"> Sınıfı – Temelden İleriye Kapsamlı Rehber</text:span></text:h>
      <text:p text:style-name="Text_20_body"><text:span text:style-name="T1">C++’ta metinlerle (yani karakter dizileriyle) çalışmak için en çok kullanılan sınıf </text:span><text:span text:style-name="Strong_20_Emphasis"><text:span text:style-name="Source_20_Text"><text:span text:style-name="T1">std::string</text:span></text:span></text:span><text:span text:style-name="T1">’dir.<text:line-break/>Bu sınıf </text:span><text:span text:style-name="Source_20_Text"><text:span text:style-name="T1">&lt;string&gt;</text:span></text:span><text:span text:style-name="T1"> kütüphanesinde yer alır ve pek çok güçlü fonksiyon içerir.</text:span></text:p>
      <text:p text:style-name="Quotations"><text:span text:style-name="T1">💡 Not: Bazı editörlerde </text:span><text:span text:style-name="Source_20_Text"><text:span text:style-name="T1">&lt;iostream&gt;</text:span></text:span><text:span text:style-name="T1"> string’i dolaylı olarak içerse de </text:span><text:span text:style-name="Strong_20_Emphasis"><text:span text:style-name="T1">her zaman </text:span></text:span><text:span text:style-name="Strong_20_Emphasis"><text:span text:style-name="Source_20_Text"><text:span text:style-name="T1">#include &lt;string&gt;</text:span></text:span></text:span><text:span text:style-name="T1"> eklemek en doğrusudur.</text:span></text:p>
      <text:p text:style-name="P1"><text:span text:style-name="Source_20_Text"><text:span text:style-name="T1">#include &lt;iostream&gt;</text:span></text:span></text:p>
      <text:p text:style-name="Preformatted_20_Text"><text:span text:style-name="Source_20_Text"><text:span text:style-name="T1">#include &lt;string&gt;</text:span></text:span></text:p>
      <text:p text:style-name="P2"><text:span text:style-name="Source_20_Text"><text:span text:style-name="T1">using namespace std;</text:span></text:span></text:p>
      <text:p text:style-name="P3"/>
      <text:h text:style-name="Heading_20_2" text:outline-level="2"><text:span text:style-name="T1">🔹 1. </text:span><text:span text:style-name="Source_20_Text"><text:span text:style-name="T1">length()</text:span></text:span><text:span text:style-name="T1"> ve </text:span><text:span text:style-name="Source_20_Text"><text:span text:style-name="T1">size()</text:span></text:span><text:span text:style-name="T1"> – Uzunluk Bulma</text:span></text:h>
      <text:p text:style-name="P4">String’deki karakter sayısını döndürür.</text:p>
      <text:p text:style-name="Preformatted_20_Text"><text:span text:style-name="Source_20_Text"><text:span text:style-name="T1">string kelime = "Elma";</text:span></text:span></text:p>
      <text:p text:style-name="Preformatted_20_Text"><text:span text:style-name="Source_20_Text"><text:span text:style-name="T1">cout &lt;&lt; kelime.length() &lt;&lt; endl; </text:span></text:span><text:span text:style-name="Source_20_Text"><text:span text:style-name="T2">// 4</text:span></text:span></text:p>
      <text:p text:style-name="P2"><text:span text:style-name="Source_20_Text"><text:span text:style-name="T1">cout &lt;&lt; kelime.size() &lt;&lt; endl; <text:s text:c="2"/></text:span></text:span><text:span text:style-name="Source_20_Text"><text:span text:style-name="T2">// 4</text:span></text:span></text:p>
      <text:p text:style-name="P3"/>
      <text:h text:style-name="Heading_20_2" text:outline-level="2"><text:span text:style-name="T1">🔹 2. </text:span><text:span text:style-name="Source_20_Text"><text:span text:style-name="T1">at(index)</text:span></text:span><text:span text:style-name="T1"> – Belirli Bir Karaktere Erişme</text:span></text:h>
      <text:p text:style-name="P4">Belirtilen indeksteki karakteri verir.<text:line-break/>Sınır dışına çıkılırsa hata fırlatır.</text:p>
      <text:p text:style-name="P2"><text:span text:style-name="Source_20_Text"><text:span text:style-name="T1">cout &lt;&lt; kelime.at(1) &lt;&lt; endl; </text:span></text:span><text:span text:style-name="Source_20_Text"><text:span text:style-name="T2">// 'l'</text:span></text:span></text:p>
      <text:p text:style-name="P3"/>
      <text:h text:style-name="Heading_20_2" text:outline-level="2"><text:span text:style-name="T1">🔹 3. </text:span><text:span text:style-name="Source_20_Text"><text:span text:style-name="T1">append(str)</text:span></text:span><text:span text:style-name="T1"> – String Sonuna Metin Ekleme</text:span></text:h>
      <text:p text:style-name="Preformatted_20_Text"><text:span text:style-name="Source_20_Text"><text:span text:style-name="T1">kelime.append(" suyu");</text:span></text:span></text:p>
      <text:p text:style-name="P2"><text:span text:style-name="Source_20_Text"><text:span text:style-name="T1">cout &lt;&lt; kelime &lt;&lt; endl; </text:span></text:span><text:span text:style-name="Source_20_Text"><text:span text:style-name="T2">// "Elma suyu"</text:span></text:span></text:p>
      <text:p text:style-name="P5">Alternatif:</text:p>
      <text:p text:style-name="P6"><text:span text:style-name="Source_20_Text"><text:span text:style-name="T1">kelime += " suyu";</text:span></text:span></text:p>
      <text:p text:style-name="P3"/>
      <text:h text:style-name="Heading_20_2" text:outline-level="2"><text:span text:style-name="T1">🔹 4. </text:span><text:span text:style-name="Source_20_Text"><text:span text:style-name="T1">+</text:span></text:span><text:span text:style-name="T1"> Operatörü – String Birleştirme</text:span></text:h>
      <text:p text:style-name="Preformatted_20_Text"><text:span text:style-name="Source_20_Text"><text:span text:style-name="T1">string yeni = kelime + " içtim.";</text:span></text:span></text:p>
      <text:p text:style-name="P2"><text:span text:style-name="Source_20_Text"><text:span text:style-name="T1">cout &lt;&lt; yeni &lt;&lt; endl; </text:span></text:span><text:span text:style-name="Source_20_Text"><text:span text:style-name="T2">// "Elma suyu içtim."</text:span></text:span></text:p>
      <text:p text:style-name="P3"><text:soft-page-break/></text:p>
      <text:h text:style-name="Heading_20_2" text:outline-level="2"><text:span text:style-name="T1">🔹 5. </text:span><text:span text:style-name="Source_20_Text"><text:span text:style-name="T1">substr(pos, len)</text:span></text:span><text:span text:style-name="T1"> – Parça Alma</text:span></text:h>
      <text:p text:style-name="P4">Belirtilen konumdan itibaren belirli uzunlukta alt metin döndürür.</text:p>
      <text:p text:style-name="Preformatted_20_Text"><text:span text:style-name="Source_20_Text"><text:span text:style-name="T1">string parca = kelime.substr(0, 4);</text:span></text:span></text:p>
      <text:p text:style-name="P2"><text:span text:style-name="Source_20_Text"><text:span text:style-name="T1">cout &lt;&lt; parca &lt;&lt; endl; </text:span></text:span><text:span text:style-name="Source_20_Text"><text:span text:style-name="T2">// "Elma"</text:span></text:span></text:p>
      <text:p text:style-name="P3"/>
      <text:h text:style-name="Heading_20_2" text:outline-level="2"><text:span text:style-name="T1">🔹 6. </text:span><text:span text:style-name="Source_20_Text"><text:span text:style-name="T1">find(str)</text:span></text:span><text:span text:style-name="T1"> – Arama</text:span></text:h>
      <text:p text:style-name="Text_20_body"><text:span text:style-name="T1">Alt string’in başlangıç konumunu döndürür.<text:line-break/>Bulamazsa </text:span><text:span text:style-name="Source_20_Text"><text:span text:style-name="T1">string::npos</text:span></text:span><text:span text:style-name="T1"> (çok büyük bir sayı) döner.</text:span></text:p>
      <text:p text:style-name="Preformatted_20_Text"><text:span text:style-name="Source_20_Text"><text:span text:style-name="T1">size_t konum = kelime.find("suyu");</text:span></text:span></text:p>
      <text:p text:style-name="Preformatted_20_Text"><text:span text:style-name="Source_20_Text"><text:span text:style-name="T1">if (konum != string::npos)</text:span></text:span></text:p>
      <text:p text:style-name="Preformatted_20_Text"><text:span text:style-name="Source_20_Text"><text:span text:style-name="T1"><text:s text:c="4"/>cout &lt;&lt; "Bulundu: " &lt;&lt; konum &lt;&lt; endl;</text:span></text:span></text:p>
      <text:p text:style-name="Preformatted_20_Text"><text:span text:style-name="Source_20_Text"><text:span text:style-name="T1">else</text:span></text:span></text:p>
      <text:p text:style-name="P2"><text:span text:style-name="Source_20_Text"><text:span text:style-name="T1"><text:s text:c="4"/>cout &lt;&lt; "Bulunamadı." &lt;&lt; endl;</text:span></text:span></text:p>
      <text:p text:style-name="P3"/>
      <text:h text:style-name="Heading_20_2" text:outline-level="2"><text:span text:style-name="T1">🔹 7. </text:span><text:span text:style-name="Source_20_Text"><text:span text:style-name="T1">erase(pos, len)</text:span></text:span><text:span text:style-name="T1"> – Karakter Silme</text:span></text:h>
      <text:p text:style-name="Text_20_body"><text:span text:style-name="T1">Belirtilen konumdan itibaren </text:span><text:span text:style-name="Source_20_Text"><text:span text:style-name="T1">len</text:span></text:span><text:span text:style-name="T1"> kadar karakteri siler.</text:span></text:p>
      <text:p text:style-name="Preformatted_20_Text"><text:span text:style-name="Source_20_Text"><text:span text:style-name="T1">kelime.erase(5, 2);</text:span></text:span></text:p>
      <text:p text:style-name="P2"><text:span text:style-name="Source_20_Text"><text:span text:style-name="T1">cout &lt;&lt; kelime &lt;&lt; endl; </text:span></text:span><text:span text:style-name="Source_20_Text"><text:span text:style-name="T2">// "Elma yu"</text:span></text:span></text:p>
      <text:p text:style-name="P3"/>
      <text:h text:style-name="Heading_20_2" text:outline-level="2"><text:span text:style-name="T1">🔹 8. </text:span><text:span text:style-name="Source_20_Text"><text:span text:style-name="T1">insert(pos, str)</text:span></text:span><text:span text:style-name="T1"> – Araya Metin Ekleme</text:span></text:h>
      <text:p text:style-name="P4">Belirtilen pozisyondan itibaren metin ekler.</text:p>
      <text:p text:style-name="Preformatted_20_Text"><text:span text:style-name="Source_20_Text"><text:span text:style-name="T1">kelime.insert(5, "nın ");</text:span></text:span></text:p>
      <text:p text:style-name="P2"><text:span text:style-name="Source_20_Text"><text:span text:style-name="T1">cout &lt;&lt; kelime &lt;&lt; endl; </text:span></text:span><text:span text:style-name="Source_20_Text"><text:span text:style-name="T2">// "Elmanın yu"</text:span></text:span></text:p>
      <text:p text:style-name="P3"/>
      <text:h text:style-name="Heading_20_2" text:outline-level="2"><text:span text:style-name="T1">🔹 9. </text:span><text:span text:style-name="Source_20_Text"><text:span text:style-name="T1">replace(pos, len, str)</text:span></text:span><text:span text:style-name="T1"> – Metin Değiştirme</text:span></text:h>
      <text:p text:style-name="P4">Belirtilen aralığı verilen metinle değiştirir.</text:p>
      <text:p text:style-name="Preformatted_20_Text"><text:span text:style-name="Source_20_Text"><text:span text:style-name="T1">kelime.replace(0, 4, "Karpuz");</text:span></text:span></text:p>
      <text:p text:style-name="P2"><text:span text:style-name="Source_20_Text"><text:span text:style-name="T1">cout &lt;&lt; kelime &lt;&lt; endl; </text:span></text:span><text:span text:style-name="Source_20_Text"><text:span text:style-name="T2">// "Karpuznın yu"</text:span></text:span></text:p>
      <text:p text:style-name="P3"/>
      <text:h text:style-name="P7" text:outline-level="2"><text:soft-page-break/></text:h>
      <text:h text:style-name="Heading_20_2" text:outline-level="2"><text:span text:style-name="T1">🔹 10. </text:span><text:span text:style-name="Source_20_Text"><text:span text:style-name="T1">empty()</text:span></text:span><text:span text:style-name="T1"> – Boş mu Kontrolü</text:span></text:h>
      <text:p text:style-name="Preformatted_20_Text"><text:span text:style-name="Source_20_Text"><text:span text:style-name="T1">if (kelime.empty())</text:span></text:span></text:p>
      <text:p text:style-name="Preformatted_20_Text"><text:span text:style-name="Source_20_Text"><text:span text:style-name="T1"><text:s text:c="4"/>cout &lt;&lt; "Boş string!" &lt;&lt; endl;</text:span></text:span></text:p>
      <text:p text:style-name="Preformatted_20_Text"><text:span text:style-name="Source_20_Text"><text:span text:style-name="T1">else</text:span></text:span></text:p>
      <text:p text:style-name="P2"><text:span text:style-name="Source_20_Text"><text:span text:style-name="T1"><text:s text:c="4"/>cout &lt;&lt; "Boş değil." &lt;&lt; endl;</text:span></text:span></text:p>
      <text:p text:style-name="P3"/>
      <text:h text:style-name="Heading_20_2" text:outline-level="2"><text:span text:style-name="T1">🔹 11. </text:span><text:span text:style-name="Source_20_Text"><text:span text:style-name="T1">clear()</text:span></text:span><text:span text:style-name="T1"> – İçeriği Temizleme</text:span></text:h>
      <text:p text:style-name="Preformatted_20_Text"><text:span text:style-name="Source_20_Text"><text:span text:style-name="T1">kelime.clear();</text:span></text:span></text:p>
      <text:p text:style-name="P2"><text:span text:style-name="Source_20_Text"><text:span text:style-name="T1">cout &lt;&lt; "Uzunluk: " &lt;&lt; kelime.length() &lt;&lt; endl; // 0</text:span></text:span></text:p>
      <text:p text:style-name="P3"/>
      <text:h text:style-name="Heading_20_2" text:outline-level="2"><text:span text:style-name="T1">🔹 12. </text:span><text:span text:style-name="Source_20_Text"><text:span text:style-name="T1">compare(str)</text:span></text:span><text:span text:style-name="T1"> – Karşılaştırma</text:span></text:h>
      <text:p text:style-name="P4">İki string’i alfabetik olarak karşılaştırır:</text:p>
      <text:list text:style-name="L1">
        <text:list-item>
          <text:p text:style-name="P8">0 → eşit</text:p>
        </text:list-item>
        <text:list-item>
          <text:p text:style-name="P8">&lt;0 → birinci küçük</text:p>
        </text:list-item>
        <text:list-item>
          <text:p text:style-name="P9">0 → birinci büyük</text:p>
        </text:list-item>
      </text:list>
      <text:p text:style-name="Preformatted_20_Text"><text:span text:style-name="Source_20_Text"><text:span text:style-name="T1">string a = "Elma", b = "Armut";</text:span></text:span></text:p>
      <text:p text:style-name="Preformatted_20_Text"><text:span text:style-name="Source_20_Text"><text:span text:style-name="T1">if (a.compare(b) &lt; 0)</text:span></text:span></text:p>
      <text:p text:style-name="P2"><text:span text:style-name="Source_20_Text"><text:span text:style-name="T1"><text:s text:c="4"/>cout &lt;&lt; "Elma &lt; Armut" &lt;&lt; endl;</text:span></text:span></text:p>
      <text:p text:style-name="P3"/>
      <text:h text:style-name="Heading_20_2" text:outline-level="2"><text:span text:style-name="T1">🔹 13. </text:span><text:span text:style-name="Source_20_Text"><text:span text:style-name="T1">front()</text:span></text:span><text:span text:style-name="T1"> ve </text:span><text:span text:style-name="Source_20_Text"><text:span text:style-name="T1">back()</text:span></text:span><text:span text:style-name="T1"> – İlk ve Son Karakter</text:span></text:h>
      <text:p text:style-name="Preformatted_20_Text"><text:span text:style-name="Source_20_Text"><text:span text:style-name="T1">string meyve = "Karpuz";</text:span></text:span></text:p>
      <text:p text:style-name="Preformatted_20_Text"><text:span text:style-name="Source_20_Text"><text:span text:style-name="T1">cout &lt;&lt; meyve.front() &lt;&lt; endl; </text:span></text:span><text:span text:style-name="Source_20_Text"><text:span text:style-name="T2">// 'K'</text:span></text:span></text:p>
      <text:p text:style-name="P2"><text:span text:style-name="Source_20_Text"><text:span text:style-name="T1">cout &lt;&lt; meyve.back() &lt;&lt; endl; <text:s/></text:span></text:span><text:span text:style-name="Source_20_Text"><text:span text:style-name="T2">// 'z'</text:span></text:span></text:p>
      <text:p text:style-name="P3"/>
      <text:h text:style-name="Heading_20_2" text:outline-level="2"><text:span text:style-name="T1">🔹 14. </text:span><text:span text:style-name="Source_20_Text"><text:span text:style-name="T1">push_back(ch)</text:span></text:span><text:span text:style-name="T1"> ve </text:span><text:span text:style-name="Source_20_Text"><text:span text:style-name="T1">pop_back()</text:span></text:span><text:span text:style-name="T1"> – Son Karakter Ekleme/Silme</text:span></text:h>
      <text:p text:style-name="Preformatted_20_Text"><text:span text:style-name="Source_20_Text"><text:span text:style-name="T1">meyve.push_back('!');</text:span></text:span></text:p>
      <text:p text:style-name="Preformatted_20_Text"><text:span text:style-name="Source_20_Text"><text:span text:style-name="T1">cout &lt;&lt; meyve &lt;&lt; endl; </text:span></text:span><text:span text:style-name="Source_20_Text"><text:span text:style-name="T2">// "Karpuz!"</text:span></text:span></text:p>
      <text:p text:style-name="Preformatted_20_Text"><text:span text:style-name="Source_20_Text"><text:span text:style-name="T1">meyve.pop_back();</text:span></text:span></text:p>
      <text:p text:style-name="P2"><text:span text:style-name="Source_20_Text"><text:span text:style-name="T1">cout &lt;&lt; meyve &lt;&lt; endl; </text:span></text:span><text:span text:style-name="Source_20_Text"><text:span text:style-name="T2">// "Karpuz"</text:span></text:span></text:p>
      <text:p text:style-name="P3"/>
      <text:h text:style-name="Heading_20_2" text:outline-level="2"><text:soft-page-break/><text:span text:style-name="T1">🔹 15. </text:span><text:span text:style-name="Source_20_Text"><text:span text:style-name="T1">find_first_of()</text:span></text:span><text:span text:style-name="T1"> ve </text:span><text:span text:style-name="Source_20_Text"><text:span text:style-name="T1">find_last_of()</text:span></text:span></text:h>
      <text:p text:style-name="P4">Belirtilen karakterlerden biriyle ilk veya son eşleşmeyi bulur.</text:p>
      <text:p text:style-name="Preformatted_20_Text"><text:span text:style-name="Source_20_Text"><text:span text:style-name="T1">string metin = "merhaba dünya";</text:span></text:span></text:p>
      <text:p text:style-name="Preformatted_20_Text"><text:span text:style-name="Source_20_Text"><text:span text:style-name="T1">size_t ilk = metin.find_first_of("aeiou");</text:span></text:span></text:p>
      <text:p text:style-name="Preformatted_20_Text"><text:span text:style-name="Source_20_Text"><text:span text:style-name="T1">size_t son = metin.find_last_of("aeiou");</text:span></text:span></text:p>
      <text:p text:style-name="P2"><text:span text:style-name="Source_20_Text"><text:span text:style-name="T1">cout &lt;&lt; "İlk sesli: " &lt;&lt; ilk &lt;&lt; ", Son sesli: " &lt;&lt; son &lt;&lt; endl;</text:span></text:span></text:p>
      <text:p text:style-name="P3"/>
      <text:h text:style-name="Heading_20_2" text:outline-level="2"><text:span text:style-name="T1">🔹 16. </text:span><text:span text:style-name="Source_20_Text"><text:span text:style-name="T1">rfind(str)</text:span></text:span><text:span text:style-name="T1"> – Sondan Arama</text:span></text:h>
      <text:p text:style-name="Preformatted_20_Text"><text:span text:style-name="Source_20_Text"><text:span text:style-name="T1">size_t pos = metin.rfind("a");</text:span></text:span></text:p>
      <text:p text:style-name="P2"><text:span text:style-name="Source_20_Text"><text:span text:style-name="T1">cout &lt;&lt; "Son 'a' pozisyonu: " &lt;&lt; pos &lt;&lt; endl;</text:span></text:span></text:p>
      <text:p text:style-name="P3"/>
      <text:h text:style-name="Heading_20_2" text:outline-level="2"><text:span text:style-name="T1">🔹 17. </text:span><text:span text:style-name="Source_20_Text"><text:span text:style-name="T1">resize(n)</text:span></text:span><text:span text:style-name="T1"> – Uzunluğu Değiştirme</text:span></text:h>
      <text:p text:style-name="P4">Kısaltır veya uzatır (boş karakter ekleyerek).</text:p>
      <text:p text:style-name="Preformatted_20_Text"><text:span text:style-name="Source_20_Text"><text:span text:style-name="T1">string kel = "Merhaba";</text:span></text:span></text:p>
      <text:p text:style-name="Preformatted_20_Text"><text:span text:style-name="Source_20_Text"><text:span text:style-name="T1">kel.resize(3);</text:span></text:span></text:p>
      <text:p text:style-name="P2"><text:span text:style-name="Source_20_Text"><text:span text:style-name="T1">cout &lt;&lt; kel &lt;&lt; endl; </text:span></text:span><text:span text:style-name="Source_20_Text"><text:span text:style-name="T2">// "Mer"</text:span></text:span></text:p>
      <text:p text:style-name="P3"/>
      <text:h text:style-name="Heading_20_2" text:outline-level="2"><text:span text:style-name="T1">🔹 18. </text:span><text:span text:style-name="Source_20_Text"><text:span text:style-name="T1">swap(str2)</text:span></text:span><text:span text:style-name="T1"> – İçerik Değişimi</text:span></text:h>
      <text:p text:style-name="Preformatted_20_Text"><text:span text:style-name="Source_20_Text"><text:span text:style-name="T1">string x = "Elma", y = "Armut";</text:span></text:span></text:p>
      <text:p text:style-name="Preformatted_20_Text"><text:span text:style-name="Source_20_Text"><text:span text:style-name="T1">x.swap(y);</text:span></text:span></text:p>
      <text:p text:style-name="P2"><text:span text:style-name="Source_20_Text"><text:span text:style-name="T1">cout &lt;&lt; x &lt;&lt; " ve " &lt;&lt; y &lt;&lt; endl; </text:span></text:span><text:span text:style-name="Source_20_Text"><text:span text:style-name="T2">// "Armut ve Elma"</text:span></text:span></text:p>
      <text:p text:style-name="P3"/>
      <text:h text:style-name="Heading_20_2" text:outline-level="2"><text:span text:style-name="T1">🔹 19. </text:span><text:span text:style-name="Source_20_Text"><text:span text:style-name="T1">c_str()</text:span></text:span><text:span text:style-name="T1"> – C Tarzı Dizisine Dönüştürme</text:span></text:h>
      <text:p text:style-name="P4">C fonksiyonlarıyla uyumlu hale getirir.</text:p>
      <text:p text:style-name="Preformatted_20_Text"><text:span text:style-name="Source_20_Text"><text:span text:style-name="T1">string mesaj = "Merhaba";</text:span></text:span></text:p>
      <text:p text:style-name="P2"><text:span text:style-name="Source_20_Text"><text:span text:style-name="T1">printf("%s\n", mesaj.c_str());</text:span></text:span></text:p>
      <text:p text:style-name="P3"/>
      <text:h text:style-name="Heading_20_2" text:outline-level="2"><text:span text:style-name="T1">🔹 20. Range-based </text:span><text:span text:style-name="Source_20_Text"><text:span text:style-name="T1">for</text:span></text:span><text:span text:style-name="T1"> – Karakter Karakter Dolaşma</text:span></text:h>
      <text:p text:style-name="Preformatted_20_Text"><text:span text:style-name="Source_20_Text"><text:span text:style-name="T1">for (char c : mesaj)</text:span></text:span></text:p>
      <text:p text:style-name="P2"><text:span text:style-name="Source_20_Text"><text:span text:style-name="T1"><text:s text:c="4"/>cout &lt;&lt; c &lt;&lt; ' ';</text:span>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8T16:15:36.661380432</meta:creation-date>
    <dc:date>2025-11-08T17:36:49.860354626</dc:date>
    <meta:editing-duration>PT8M22S</meta:editing-duration>
    <meta:editing-cycles>3</meta:editing-cycles>
    <meta:generator>LibreOffice/25.2.6.2$Linux_X86_64 LibreOffice_project/520$Build-2</meta:generator>
    <meta:print-date>2025-11-08T17:28:24.282317406</meta:print-date>
    <meta:printed-by>PDF dosyaları</meta:printed-by>
    <meta:document-statistic meta:table-count="0" meta:image-count="0" meta:object-count="0" meta:page-count="4" meta:paragraph-count="95" meta:word-count="562" meta:character-count="3505" meta:non-whitespace-character-count="2994"/>
  </office:meta>
</office:document-meta>
</file>